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omolhari2" svg:font-family="Jomolhari"/>
    <style:font-face style:name="OpenSymbol" svg:font-family="OpenSymbol"/>
    <style:font-face style:name="DejaVu Sans1" svg:font-family="'DejaVu Sans'" style:font-family-generic="swiss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Jomolhari" fo:font-size="16pt" fo:font-weight="bold" officeooo:paragraph-rsid="001810e1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Jomolhari" fo:font-size="13pt" fo:font-weight="bold" officeooo:paragraph-rsid="001810e1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Jomolhari" fo:font-size="13pt" officeooo:paragraph-rsid="00288e6d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color="#000000" style:font-name="Jomolhari1" fo:font-size="13pt" officeooo:rsid="0005a09a" officeooo:paragraph-rsid="00288e6d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color="#000000" style:font-name="Jomolhari1" fo:font-size="13pt" officeooo:paragraph-rsid="00288e6d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paragraph-rsid="00288e6d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3719761" officeooo:paragraph-rsid="00288e6d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005a09a" officeooo:paragraph-rsid="00288e6d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2afd29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386ef2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3cf827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3e0081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43487d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589877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7200c7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28a2" officeooo:paragraph-rsid="007d85da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06bd6" officeooo:paragraph-rsid="007d85da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bold" officeooo:rsid="002350de" officeooo:paragraph-rsid="007d85da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Jomolhari1" fo:font-size="16pt" style:text-underline-style="none" fo:font-weight="bold" officeooo:paragraph-rsid="007d70d7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3e0081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47ba7f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43487d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43d33a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4cf77c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4fc5a1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517544" style:font-size-asian="13pt" style:font-weight-asian="normal" style:font-size-complex="13pt" style:font-weight-complex="normal"/>
    </style:style>
    <style:style style:name="P27" style:family="paragraph">
      <style:paragraph-properties fo:text-align="center"/>
    </style:style>
    <style:style style:name="T1" style:family="text">
      <style:text-properties officeooo:rsid="001810e1"/>
    </style:style>
    <style:style style:name="T2" style:family="text">
      <style:text-properties officeooo:rsid="0018b72f"/>
    </style:style>
    <style:style style:name="T3" style:family="text">
      <style:text-properties style:font-name="FreeMono" officeooo:rsid="0066c4be"/>
    </style:style>
    <style:style style:name="T4" style:family="text">
      <style:text-properties style:font-name="FreeMono" officeooo:rsid="006c7aee"/>
    </style:style>
    <style:style style:name="T5" style:family="text">
      <style:text-properties style:font-name="FreeMono" officeooo:rsid="007200c7"/>
    </style:style>
    <style:style style:name="T6" style:family="text">
      <style:text-properties fo:font-weight="normal" officeooo:rsid="0019b933" style:font-weight-asian="normal" style:font-weight-complex="normal"/>
    </style:style>
    <style:style style:name="T7" style:family="text">
      <style:text-properties fo:font-weight="normal" officeooo:rsid="001b77f1" style:font-weight-asian="normal" style:font-weight-complex="normal"/>
    </style:style>
    <style:style style:name="T8" style:family="text">
      <style:text-properties fo:font-weight="normal" officeooo:rsid="001e4cc3" style:font-weight-asian="normal" style:font-weight-complex="normal"/>
    </style:style>
    <style:style style:name="T9" style:family="text">
      <style:text-properties fo:font-weight="normal" officeooo:rsid="001ff759" style:font-weight-asian="normal" style:font-weight-complex="normal"/>
    </style:style>
    <style:style style:name="T10" style:family="text">
      <style:text-properties fo:font-weight="normal" officeooo:rsid="0025807d" style:font-weight-asian="normal" style:font-weight-complex="normal"/>
    </style:style>
    <style:style style:name="T11" style:family="text">
      <style:text-properties fo:font-weight="normal" officeooo:rsid="00217b28" style:font-weight-asian="normal" style:font-weight-complex="normal"/>
    </style:style>
    <style:style style:name="T12" style:family="text">
      <style:text-properties fo:font-weight="normal" officeooo:rsid="0023e396" style:font-weight-asian="normal" style:font-weight-complex="normal"/>
    </style:style>
    <style:style style:name="T13" style:family="text">
      <style:text-properties fo:font-weight="normal" officeooo:rsid="00288e6d" style:font-weight-asian="normal" style:font-weight-complex="normal"/>
    </style:style>
    <style:style style:name="T14" style:family="text">
      <style:text-properties fo:font-style="italic" officeooo:rsid="002b32e2" style:font-style-asian="italic" style:font-style-complex="italic"/>
    </style:style>
    <style:style style:name="T15" style:family="text">
      <style:text-properties fo:font-style="italic" officeooo:rsid="0070d956" style:font-style-asian="italic" style:font-style-complex="italic"/>
    </style:style>
    <style:style style:name="T16" style:family="text">
      <style:text-properties fo:font-style="italic" officeooo:rsid="007accf1" style:font-style-asian="italic" style:font-style-complex="italic"/>
    </style:style>
    <style:style style:name="T17" style:family="text">
      <style:text-properties fo:font-style="normal" officeooo:rsid="003849c4" style:font-style-asian="normal" style:font-style-complex="normal"/>
    </style:style>
    <style:style style:name="T18" style:family="text">
      <style:text-properties style:font-name="Liberation Serif1" fo:font-weight="normal" officeooo:rsid="00288e6d" style:font-weight-asian="normal" style:font-weight-complex="normal"/>
    </style:style>
    <style:style style:name="T19" style:family="text">
      <style:text-properties style:font-name="Liberation Serif1" fo:font-size="12pt" fo:font-weight="normal" officeooo:rsid="0025807d" style:font-size-asian="12pt" style:font-weight-asian="normal" style:font-size-complex="12pt" style:font-weight-complex="normal"/>
    </style:style>
    <style:style style:name="T20" style:family="text">
      <style:text-properties style:font-name="Liberation Serif1" officeooo:rsid="002cfe84"/>
    </style:style>
    <style:style style:name="T21" style:family="text">
      <style:text-properties style:font-name="Liberation Serif1" officeooo:rsid="002afd29"/>
    </style:style>
    <style:style style:name="T22" style:family="text">
      <style:text-properties officeooo:rsid="002afd29"/>
    </style:style>
    <style:style style:name="T23" style:family="text">
      <style:text-properties officeooo:rsid="002b32e2"/>
    </style:style>
    <style:style style:name="T24" style:family="text">
      <style:text-properties officeooo:rsid="002cfe84"/>
    </style:style>
    <style:style style:name="T25" style:family="text">
      <style:text-properties officeooo:rsid="003172fd"/>
    </style:style>
    <style:style style:name="T26" style:family="text">
      <style:text-properties officeooo:rsid="00328fad"/>
    </style:style>
    <style:style style:name="T27" style:family="text">
      <style:text-properties officeooo:rsid="0032efce"/>
    </style:style>
    <style:style style:name="T28" style:family="text">
      <style:text-properties officeooo:rsid="0034cfb1"/>
    </style:style>
    <style:style style:name="T29" style:family="text">
      <style:text-properties officeooo:rsid="0035775c"/>
    </style:style>
    <style:style style:name="T30" style:family="text">
      <style:text-properties officeooo:rsid="003849c4"/>
    </style:style>
    <style:style style:name="T31" style:family="text">
      <style:text-properties officeooo:rsid="0039785f"/>
    </style:style>
    <style:style style:name="T32" style:family="text">
      <style:text-properties officeooo:rsid="003cf827"/>
    </style:style>
    <style:style style:name="T33" style:family="text">
      <style:text-properties officeooo:rsid="003e0081"/>
    </style:style>
    <style:style style:name="T34" style:family="text">
      <style:text-properties officeooo:rsid="0042429c"/>
    </style:style>
    <style:style style:name="T35" style:family="text">
      <style:text-properties officeooo:rsid="0043487d"/>
    </style:style>
    <style:style style:name="T36" style:family="text">
      <style:text-properties officeooo:rsid="0043d33a"/>
    </style:style>
    <style:style style:name="T37" style:family="text">
      <style:text-properties officeooo:rsid="00442821"/>
    </style:style>
    <style:style style:name="T38" style:family="text">
      <style:text-properties officeooo:rsid="0044a7fd"/>
    </style:style>
    <style:style style:name="T39" style:family="text">
      <style:text-properties officeooo:rsid="00465349"/>
    </style:style>
    <style:style style:name="T40" style:family="text">
      <style:text-properties officeooo:rsid="0047ba7f"/>
    </style:style>
    <style:style style:name="T41" style:family="text">
      <style:text-properties officeooo:rsid="004a9366"/>
    </style:style>
    <style:style style:name="T42" style:family="text">
      <style:text-properties officeooo:rsid="004cf77c"/>
    </style:style>
    <style:style style:name="T43" style:family="text">
      <style:text-properties officeooo:rsid="004fc5a1"/>
    </style:style>
    <style:style style:name="T44" style:family="text">
      <style:text-properties officeooo:rsid="00517544"/>
    </style:style>
    <style:style style:name="T45" style:family="text">
      <style:text-properties officeooo:rsid="00570f5e"/>
    </style:style>
    <style:style style:name="T46" style:family="text">
      <style:text-properties officeooo:rsid="00589877"/>
    </style:style>
    <style:style style:name="T47" style:family="text">
      <style:text-properties officeooo:rsid="005a0a31"/>
    </style:style>
    <style:style style:name="T48" style:family="text">
      <style:text-properties officeooo:rsid="005b9710"/>
    </style:style>
    <style:style style:name="T49" style:family="text">
      <style:text-properties officeooo:rsid="005c6c4e"/>
    </style:style>
    <style:style style:name="T50" style:family="text">
      <style:text-properties officeooo:rsid="005d7b27"/>
    </style:style>
    <style:style style:name="T51" style:family="text">
      <style:text-properties officeooo:rsid="005ed207"/>
    </style:style>
    <style:style style:name="T52" style:family="text">
      <style:text-properties officeooo:rsid="00618033"/>
    </style:style>
    <style:style style:name="T53" style:family="text">
      <style:text-properties officeooo:rsid="0063773f"/>
    </style:style>
    <style:style style:name="T54" style:family="text">
      <style:text-properties officeooo:rsid="006483c1"/>
    </style:style>
    <style:style style:name="T55" style:family="text">
      <style:text-properties officeooo:rsid="0065f0e3"/>
    </style:style>
    <style:style style:name="T56" style:family="text">
      <style:text-properties officeooo:rsid="00668a3c"/>
    </style:style>
    <style:style style:name="T57" style:family="text">
      <style:text-properties officeooo:rsid="0066c4be"/>
    </style:style>
    <style:style style:name="T58" style:family="text">
      <style:text-properties style:font-name="Jomolhari" officeooo:rsid="0066c4be"/>
    </style:style>
    <style:style style:name="T59" style:family="text">
      <style:text-properties style:font-name="Jomolhari" officeooo:rsid="006c7aee"/>
    </style:style>
    <style:style style:name="T60" style:family="text">
      <style:text-properties style:font-name="Jomolhari" officeooo:rsid="007200c7"/>
    </style:style>
    <style:style style:name="T61" style:family="text">
      <style:text-properties style:font-name="Jomolhari" officeooo:rsid="0073ac92"/>
    </style:style>
    <style:style style:name="T62" style:family="text">
      <style:text-properties style:font-name="Jomolhari" officeooo:rsid="00753d3d"/>
    </style:style>
    <style:style style:name="T63" style:family="text">
      <style:text-properties style:font-name="Jomolhari" officeooo:rsid="0076cdad"/>
    </style:style>
    <style:style style:name="T64" style:family="text">
      <style:text-properties style:font-name="Jomolhari" officeooo:rsid="007d70d7"/>
    </style:style>
    <style:style style:name="T65" style:family="text">
      <style:text-properties officeooo:rsid="0067e597"/>
    </style:style>
    <style:style style:name="T66" style:family="text">
      <style:text-properties officeooo:rsid="00694323"/>
    </style:style>
    <style:style style:name="T67" style:family="text">
      <style:text-properties officeooo:rsid="006b862b"/>
    </style:style>
    <style:style style:name="T68" style:family="text">
      <style:text-properties officeooo:rsid="006e6fee"/>
    </style:style>
    <style:style style:name="T69" style:family="text">
      <style:text-properties officeooo:rsid="0070310d"/>
    </style:style>
    <style:style style:name="T70" style:family="text">
      <style:text-properties officeooo:rsid="0070d956"/>
    </style:style>
    <style:style style:name="T71" style:family="text">
      <style:text-properties officeooo:rsid="007890bd"/>
    </style:style>
    <style:style style:name="T72" style:family="text">
      <style:text-properties officeooo:rsid="00796c5b"/>
    </style:style>
    <style:style style:name="T73" style:family="text">
      <style:text-properties officeooo:rsid="007accf1"/>
    </style:style>
    <style:style style:name="T74" style:family="text">
      <style:text-properties officeooo:rsid="007c33aa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1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1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1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<text:tab/></text:span><text:span text:style-name="T1">Introduction to YACC</text:span></text:p>
      <text:p text:style-name="P2"><text:span text:style-name="T1"/></text:p>
      <text:p text:style-name="P3"><text:span text:style-name="T6">YACC (Yet Another Compiler Compiler) is a tool used to generate a parser. </text:span><text:span text:style-name="T7">This document is a tutorial for the use of YACC to generate a parser for SIL. </text:span><text:span text:style-name="T8">YACC </text:span><text:span text:style-name="T9">translates the Context Free Grammar (CFG) specifications </text:span><text:span text:style-name="T10">(given as input in </text:span><text:span text:style-name="T19">input_file.y</text:span><text:span text:style-name="T10">) </text:span><text:span text:style-name="T9">into a C implementation </text:span><text:span text:style-name="T13">(</text:span><text:span text:style-name="T18">y.tab.c</text:span><text:span text:style-name="T13">) </text:span><text:span text:style-name="T9">of a corresponding </text:span><text:span text:style-name="T11">push down automaton i.e., a finite state machine with a stack.</text:span><text:span text:style-name="T6"> </text:span><text:span text:style-name="T12">This C program when compiled, yields an executable parser.</text:span></text:p>
      <text:p text:style-name="P4"><draw:custom-shape text:anchor-type="paragraph" draw:z-index="0" draw:style-name="gr1" draw:text-style-name="P27" svg:width="1.3335in" svg:height="0.6878in" svg:x="2.6583in" svg:y="0.0917in"><text:p text:style-name="P27">YAC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draw:custom-shape text:anchor-type="paragraph" draw:z-index="3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" draw:style-name="gr3" svg:width="0.8961in" svg:height="0.2189in" svg:x="5.5689in" svg:y="0.0756in"><draw:text-box><text:p>y.tab.c</text:p></draw:text-box></draw:frame><draw:frame text:anchor-type="paragraph" draw:z-index="14" draw:style-name="gr4" svg:width="0.8961in" svg:height="0.1925in" svg:x="0.45in" svg:y="0.0756in"><draw:text-box><text:p>input_file.y</text:p></draw:text-box></draw:frame></text:p>
      <text:p text:style-name="P4"/>
      <text:p text:style-name="P4"><text:tab/></text:p>
      <text:p text:style-name="P5"><draw:custom-shape text:anchor-type="paragraph" draw:z-index="1" draw:style-name="gr1" svg:width="1.3335in" svg:height="0.6878in" svg:x="2.6583in" svg:y="0.1425in"><text:p text:style-name="P27">C compi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draw:custom-shape text:anchor-type="paragraph" draw:z-index="4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style-name="gr3" svg:width="0.8961in" svg:height="0.2189in" svg:x="5.5689in" svg:y="0.0756in"><draw:text-box><text:p>a.out</text:p></draw:text-box></draw:frame><draw:frame text:anchor-type="paragraph" draw:z-index="13" draw:style-name="gr3" svg:width="0.8961in" svg:height="0.2189in" svg:x="0.45in" svg:y="0.0756in"><draw:text-box><text:p>y.tab.c</text:p></draw:text-box></draw:frame></text:p>
      <text:p text:style-name="P4"/>
      <text:p text:style-name="P6"/>
      <text:p text:style-name="P7"><draw:custom-shape text:anchor-type="paragraph" draw:z-index="2" draw:style-name="gr1" svg:width="1.3335in" svg:height="0.6878in" svg:x="2.6583in" svg:y="0.1043in"><text:p text:style-name="P27">a.o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 </text:p>
      <text:p text:style-name="P8"><draw:custom-shape text:anchor-type="paragraph" draw:z-index="5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1" draw:style-name="gr3" svg:width="0.8961in" svg:height="0.2189in" svg:x="5.5689in" svg:y="0.0756in"><draw:text-box><text:p>Output</text:p></draw:text-box></draw:frame><draw:frame text:anchor-type="paragraph" draw:z-index="12" draw:style-name="gr3" svg:width="0.8961in" svg:height="0.2189in" svg:x="0.45in" svg:y="0.0756in"><draw:text-box><text:p>Input</text:p></draw:text-box></draw:frame></text:p>
      <text:p text:style-name="P8"/>
      <text:p text:style-name="P9"><text:span text:style-name="T22"/></text:p>
      <text:p text:style-name="P9"><text:span text:style-name="T22">The source SIL program is fed as the input to the generated parser (</text:span><text:span text:style-name="T21">a.out</text:span><text:span text:style-name="T22">) </text:span><text:span text:style-name="T23">which </text:span><text:span text:style-name="T14">parses</text:span><text:span text:style-name="T23"> through the program and checks if the program can be derived from the </text:span><text:span text:style-name="T24">CFG specification in the </text:span><text:span text:style-name="T20">input_file.y</text:span><text:span text:style-name="T24"> file.</text:span></text:p>
      <text:p text:style-name="P9"><text:span text:style-name="T24"/></text:p>
      <text:p text:style-name="P10"><text:span text:style-name="T30">A parser is </text:span><text:span text:style-name="T31">a </text:span><text:span text:style-name="T30">program that </text:span><text:span text:style-name="T17">parses</text:span><text:span text:style-name="T30"> through an input file to check if it is in accordance with a grammar </text:span><text:span text:style-name="T45">specification</text:span><text:span text:style-name="T30">. </text:span><text:span text:style-name="T25">Parsing </text:span><text:span text:style-name="T26">is the process of analyzing a string of symbols of a particular language (in this case SIL) </text:span><text:span text:style-name="T27">according to the rules of </text:span><text:span text:style-name="T29">a</text:span><text:span text:style-name="T28"> </text:span><text:span text:style-name="T27">grammar </text:span><text:span text:style-name="T28">specifications</text:span><text:span text:style-name="T27">. </text:span></text:p>
      <text:p text:style-name="P10"><text:span text:style-name="T27"/></text:p>
      <text:p text:style-name="P11"><text:span text:style-name="T32"/></text:p>
      <text:p text:style-name="P11"><text:span text:style-name="T32"/></text:p>
      <text:p text:style-name="P11"><text:span text:style-name="T32"/></text:p>
      <text:p text:style-name="P11"><text:soft-page-break/><text:span text:style-name="T32">Example:</text:span></text:p>
      <text:p text:style-name="P11"><text:span text:style-name="T32"/></text:p>
      <text:p text:style-name="P20"><text:span text:style-name="T33">grammar<text:tab/>:<text:tab/>variable = value<text:tab/><text:tab/></text:span><text:span text:style-name="T34">{printf(“</text:span><text:span text:style-name="T37"> </text:span><text:span text:style-name="T38">end</text:span><text:span text:style-name="T37"> </text:span><text:span text:style-name="T34">”);}</text:span></text:p>
      <text:p text:style-name="P20"><text:span text:style-name="T34"><text:tab/><text:tab/>;</text:span></text:p>
      <text:p text:style-name="P21"><text:span text:style-name="T33"/></text:p>
      <text:p text:style-name="P21"><text:span text:style-name="T33">variable<text:tab/>:<text:tab/></text:span><text:span text:style-name="T48">'</text:span><text:span text:style-name="T33">a</text:span><text:span text:style-name="T48">'</text:span><text:span text:style-name="T33">|</text:span><text:span text:style-name="T48">'</text:span><text:span text:style-name="T33">b</text:span><text:span text:style-name="T48">'</text:span><text:span text:style-name="T33"><text:tab/><text:tab/><text:tab/><text:tab/></text:span><text:span text:style-name="T37">{printf(“ variable ”);</text:span><text:span text:style-name="T40">}</text:span></text:p>
      <text:p text:style-name="P21"><text:span text:style-name="T40"><text:tab/><text:tab/>;</text:span></text:p>
      <text:p text:style-name="P20"><text:span text:style-name="T33"/></text:p>
      <text:p text:style-name="P20"><text:span text:style-name="T33">value<text:tab/>:<text:tab/></text:span><text:span text:style-name="T48">'</text:span><text:span text:style-name="T33">0</text:span><text:span text:style-name="T48">'</text:span><text:span text:style-name="T33">|</text:span><text:span text:style-name="T48">'</text:span><text:span text:style-name="T33">1</text:span><text:span text:style-name="T48">'</text:span><text:span text:style-name="T48"><text:tab/><text:tab/><text:tab/></text:span><text:span text:style-name="T33"><text:tab/></text:span><text:span text:style-name="T37">{printf(“ </text:span><text:span text:style-name="T38">value ”);</text:span><text:span text:style-name="T40">}</text:span></text:p>
      <text:p text:style-name="P20"><text:span text:style-name="T40"><text:tab/><text:tab/>;</text:span></text:p>
      <text:p text:style-name="P20"><text:span text:style-name="T33"/></text:p>
      <text:p text:style-name="P13"><text:span text:style-name="T35">Sample Input/Output:</text:span></text:p>
      <text:p text:style-name="P13"><text:span text:style-name="T35"/></text:p>
      <text:p text:style-name="P22"><text:span text:style-name="T35">I:<text:tab/>a=</text:span><text:span text:style-name="T55">1</text:span></text:p>
      <text:p text:style-name="P22"><text:span text:style-name="T35">O:<text:tab/></text:span><text:span text:style-name="T39">variable </text:span><text:span text:style-name="T41">value </text:span><text:span text:style-name="T39">end</text:span></text:p>
      <text:p text:style-name="P22"><text:span text:style-name="T36"/></text:p>
      <text:p text:style-name="P23"><text:span text:style-name="T36">I:<text:tab/>a=</text:span></text:p>
      <text:p text:style-name="P24"><text:span text:style-name="T36">O:<text:tab/></text:span><text:span text:style-name="T42">variable</text:span></text:p>
      <text:p text:style-name="P24"><text:span text:style-name="T42"><text:tab/>syntax error</text:span><text:span text:style-name="T36"><text:tab/></text:span></text:p>
      <text:p text:style-name="P25"><text:span text:style-name="T43"/></text:p>
      <text:p text:style-name="P25"><text:span text:style-name="T43">I:<text:tab/></text:span><text:span text:style-name="T49">s</text:span><text:span text:style-name="T43">=5</text:span><text:span text:style-name="T44">$</text:span></text:p>
      <text:p text:style-name="P26"><text:span text:style-name="T44">O:<text:tab/>syntax error</text:span></text:p>
      <text:p text:style-name="P12"><text:span text:style-name="T33"><text:tab/></text:span></text:p>
      <text:p text:style-name="P14"><text:span text:style-name="T46">This example demonstrates the specification of rule</text:span><text:span text:style-name="T47">s</text:span><text:span text:style-name="T46"> in YACC. </text:span><text:span text:style-name="T50">A rule in a YACC program comprises of two parts (i) the </text:span><text:span text:style-name="T51">production</text:span><text:span text:style-name="T50"> part and (ii) the action part. </text:span><text:span text:style-name="T52">In this example there are 3 production parts and 3 corresponding action parts. </text:span><text:span text:style-name="T53">(Note that there are actually </text:span><text:span text:style-name="T56">5</text:span><text:span text:style-name="T53"> productions and the latter </text:span><text:span text:style-name="T56">4</text:span><text:span text:style-name="T53"> have been composed into 2 productions, </text:span><text:span text:style-name="T54">hence </text:span><text:span text:style-name="T74">resulting in</text:span><text:span text:style-name="T54"> 3 compact productions</text:span><text:span text:style-name="T53">) </text:span><text:span text:style-name="T57">Consider the</text:span><text:span text:style-name="T66"> first rule</text:span><text:span text:style-name="T57">. Th</text:span><text:span text:style-name="T65">i</text:span><text:span text:style-name="T67">s rule</text:span><text:span text:style-name="T57"> </text:span><text:span text:style-name="T68">with the production </text:span><text:span text:style-name="T15">head</text:span><text:span text:style-name="T70"> </text:span><text:span text:style-name="T3">grammar</text:span><text:span text:style-name="T57"> (</text:span><text:span text:style-name="T70">L</text:span><text:span text:style-name="T57">HS of </text:span><text:span text:style-name="T3">:</text:span><text:span text:style-name="T57"> ) specifies that when the parser has </text:span><text:span text:style-name="T73">matched the given input with the </text:span><text:span text:style-name="T16">body</text:span><text:span text:style-name="T73"> of the production </text:span><text:span text:style-name="T57">(</text:span><text:span text:style-name="T69">R</text:span><text:span text:style-name="T57">HS of </text:span><text:span text:style-name="T3">: </text:span><text:span text:style-name="T58">), </text:span><text:span text:style-name="T59">it must execute the corresponding action (enclosed within </text:span><text:span text:style-name="T4">{}</text:span><text:span text:style-name="T59">).</text:span></text:p>
      <text:p text:style-name="P14"><text:span text:style-name="T59"/></text:p>
      <text:p text:style-name="P15"><text:span text:style-name="T60">Note: </text:span><text:span text:style-name="T61">I</text:span><text:span text:style-name="T60">f the input does not match the grammar specification </text:span><text:span text:style-name="T62">of </text:span><text:span text:style-name="T60">the YACC generated parser, </text:span><text:span text:style-name="T63">it</text:span><text:span text:style-name="T60"> will print an auto-generated “</text:span><text:span text:style-name="T5">syntax error</text:span><text:span text:style-name="T60">” message.</text:span></text:p>
      <text:p text:style-name="P15"><text:span text:style-name="T60"/></text:p>
      <text:p text:style-name="P19"><text:span text:style-name="T64"/></text:p>
      <text:p text:style-name="P19"><text:span text:style-name="T64"/></text:p>
      <text:p text:style-name="P19"><text:span text:style-name="T64"/></text:p>
      <text:p text:style-name="P19"><text:soft-page-break/><text:span text:style-name="T64">2.<text:tab/>The structure of YACC programs</text:span></text:p>
      <text:p text:style-name="P19"><text:span text:style-name="T64"/></text:p>
      <text:p text:style-name="P16">A LEX program consists of three sections : Declarations, Rules and Auxiliary functions.</text:p>
      <text:p text:style-name="P16"/>
      <text:p text:style-name="P16"><draw:frame text:anchor-type="paragraph" draw:z-index="15" draw:style-name="gr5" svg:width="2.1878in" svg:height="1.7295in" svg:x="2.2126in" svg:y="0.0098in"><draw:text-box><text:p>DECLARATIONS</text:p><text:p/><text:p>%%</text:p><text:p/><text:p>RULES</text:p><text:p/><text:p>%%</text:p><text:p/><text:p>AUXILIARY FUNCTIONS</text:p></draw:text-box></draw:frame></text:p>
      <text:p text:style-name="P17"/>
      <text:p text:style-name="P17"/>
      <text:p text:style-name="P17"/>
      <text:p text:style-name="P17"/>
      <text:p text:style-name="P17"/>
      <text:p text:style-name="P18"><text:span text:style-name="T6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Jomolhari2" svg:font-family="Jomolhari"/>
    <style:font-face style:name="OpenSymbol" svg:font-family="OpenSymbol"/>
    <style:font-face style:name="DejaVu Sans1" svg:font-family="'DejaVu Sans'" style:font-family-generic="swiss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05:07:11</meta:creation-date>
    <meta:generator>LibreOffice/3.6$Linux_X86_64 LibreOffice_project/360m1$Build-2</meta:generator>
    <dc:date>2013-08-26T07:09:11</dc:date>
    <meta:editing-duration>PT2H1M21S</meta:editing-duration>
    <meta:editing-cycles>96</meta:editing-cycles>
    <meta:document-statistic meta:table-count="0" meta:image-count="0" meta:object-count="0" meta:page-count="3" meta:paragraph-count="26" meta:word-count="351" meta:character-count="2056" meta:non-whitespace-character-count="1710"/>
  </office:meta>
</office:document-meta>
</file>